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JUSOL BALDERA, CLAUDIA ELIZABE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453945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JUSOL BALDERA, CLAUDIA ELIZAB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4539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9:11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